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2000001FF3B4D44F529CFC54C.png" manifest:media-type="image/png"/>
  <manifest:file-entry manifest:full-path="Pictures/1001BCBD0000DCDD000073955152425FF160C3B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2535in" svg:y="0.1535in" svg:width="9.3693in" svg:height="5.689in" draw:z-index="0"><draw:image xlink:href="Pictures/1001BCBD0000DCDD000073955152425FF160C3B7.svg" xlink:type="simple" xlink:show="embed" xlink:actuate="onLoad" loext:mime-type="image/svg+xml"/><draw:image xlink:href="Pictures/10000201000003D2000001FF3B4D44F529CFC54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3T21:28:12.330357823</meta:creation-date>
    <dc:date>2023-03-11T18:43:57.422531947</dc:date>
    <meta:editing-duration>PT4M35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